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T5" style:parent-style-name="Fonteparág.padrão" style:family="text">
      <style:text-properties fo:language="en" fo:country="US"/>
    </style:style>
    <style:style style:name="T6" style:parent-style-name="Fonteparág.padrão" style:family="text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T12" style:parent-style-name="Fonteparág.padrão" style:family="text">
      <style:text-properties fo:language="en" fo:country="US"/>
    </style:style>
    <style:style style:name="T13" style:parent-style-name="Fonteparág.padrão" style:family="text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T19" style:parent-style-name="Fonteparág.padrão" style:family="text">
      <style:text-properties fo:language="en" fo:country="US"/>
    </style:style>
    <style:style style:name="T20" style:parent-style-name="Fonteparág.padrão" style:family="text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T25" style:parent-style-name="Fonteparág.padrão" style:family="text">
      <style:text-properties fo:language="en" fo:country="US"/>
    </style:style>
    <style:style style:name="T26" style:parent-style-name="Fonteparág.padrão" style:family="text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T31" style:parent-style-name="Fonteparág.padrão" style:family="text">
      <style:text-properties fo:language="en" fo:country="US"/>
    </style:style>
    <style:style style:name="T32" style:parent-style-name="Fonteparág.padrão" style:family="text">
      <style:text-properties fo:language="en" fo:country="US"/>
    </style:style>
    <style:style style:name="T33" style:parent-style-name="Fonteparág.padrão" style:family="text">
      <style:text-properties fo:language="en" fo:country="US"/>
    </style:style>
    <style:style style:name="T34" style:parent-style-name="Fonteparág.padrão" style:family="text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T41" style:parent-style-name="Fonteparág.padrão" style:family="text">
      <style:text-properties fo:language="en" fo:country="US"/>
    </style:style>
    <style:style style:name="T42" style:parent-style-name="Fonteparág.padrão" style:family="text">
      <style:text-properties fo:language="en" fo:country="US"/>
    </style:style>
  </office:automatic-styles>
  <office:body>
    <office:text text:use-soft-page-breaks="true">
      <text:h text:style-name="P1" text:outline-level="1">Importante pra fazer funcionar, depois explico</text:h>
      <text:h text:style-name="Título1" text:outline-level="1"/>
      <text:p text:style-name="Standard"/>
      <text:p text:style-name="Standard">Depois de seguir o básico da preparação do ambiente, fazer pull da última versão do fixwoback, e import Gradle project no Eclipse Mars,<text:s/>faça:</text:p>
      <text:list text:style-name="LFO1" text:continue-numbering="true">
        <text:list-item>
          <text:p text:style-name="P2">com PostgreSQL 9.2 ou 9.3 (não testei em outras versões), edite postgresql.conf trocando “#max_prepared_transactions = 0” por “max_prepared_transactions = 10”, sem a #.</text:p>
        </text:list-item>
        <text:list-item>
          <text:p text:style-name="P3">crie os BDs fixwo, easybpms e jbpmdb</text:p>
        </text:list-item>
        <text:list-item>
          <text:p text:style-name="P4">user=postgres, password=postgres</text:p>
        </text:list-item>
      </text:list>
      <text:p text:style-name="Standard"/>
      <text:p text:style-name="Standard">Tudo deve<text:s/>funcionar com o Context e o processo fixwo.bpmn2 atuais.</text:p>
      <text:p text:style-name="Standard"/>
      <text:p text:style-name="Standard">Caso o processo mude, Mariana deve atualizar o gerador de código para fazer o Context ser gerado da forma como Context.java que fiz push. Não vi como criar Tag no Github.</text:p>
      <text:p text:style-name="Standard"/>
      <text:p text:style-name="Standard"/>
      <text:p text:style-name="Standard">Testes</text:p>
      <text:p text:style-name="Standard"/>
      <text:p text:style-name="Standard">Executar na sequencia os seguintes serviços no Postman:</text:p>
      <text:p text:style-name="Standard"/>
      <text:p text:style-name="Standard"><text:span text:style-name="T5">POST<text:s/></text:span><text:a xlink:href="http://localhost:8080/fixwo/clientes" office:target-frame-name="_top" xlink:show="replace"><text:span text:style-name="T6">http://localhost:8080/fixwo/cliente</text:span></text:a></text:p>
      <text:p text:style-name="P7">{</text:p>
      <text:p text:style-name="P8"><text:s text:c="4"/>"nome":"UFLA"</text:p>
      <text:p text:style-name="P9">}</text:p>
      <text:p text:style-name="P10"/>
      <text:p text:style-name="P11"/>
      <text:p text:style-name="Standard"><text:span text:style-name="T12">POST<text:s/></text:span><text:a xlink:href="http://localhost:8080/fixwo/grupos" office:target-frame-name="_top" xlink:show="replace"><text:span text:style-name="T13">http://localhost:8080/fixwo/grupo</text:span></text:a></text:p>
      <text:p text:style-name="P14">{</text:p>
      <text:p text:style-name="P15"><text:s text:c="4"/>"name":"ResponsavelArea"</text:p>
      <text:p text:style-name="P16">}</text:p>
      <text:p text:style-name="P17"/>
      <text:p text:style-name="P18"/>
      <text:p text:style-name="Standard"><text:span text:style-name="T19">POST<text:s/></text:span><text:a xlink:href="http://localhost:8080/fixwo/grupos" office:target-frame-name="_top" xlink:show="replace"><text:span text:style-name="T20">http://localhost:8080/fixwo/grupo</text:span></text:a></text:p>
      <text:p text:style-name="P21">{</text:p>
      <text:p text:style-name="P22"><text:s text:c="4"/>"name":"Triador"</text:p>
      <text:p text:style-name="P23">}</text:p>
      <text:p text:style-name="P24"/>
      <text:p text:style-name="Standard"><text:span text:style-name="T25">POST<text:s/></text:span><text:a xlink:href="http://localhost:8080/fixwo/grupos" office:target-frame-name="_top" xlink:show="replace"><text:span text:style-name="T26">http://localhost:8080/fixwo/grupo</text:span></text:a></text:p>
      <text:p text:style-name="P27">{</text:p>
      <text:p text:style-name="P28"><text:s text:c="4"/>"name":"Usuario"</text:p>
      <text:p text:style-name="P29">}</text:p>
      <text:p text:style-name="P30"/>
      <text:p text:style-name="Standard"><text:span text:style-name="T31">POST<text:s/></text:span><text:a xlink:href="http://localhost:8080/fixwo/usuarios" office:target-frame-name="_top" xlink:show="replace"><text:span text:style-name="T32">http://localhost:8080/fixwo/usuario</text:span></text:a></text:p>
      <text:p text:style-name="Standard">{</text:p>
      <text:p text:style-name="Standard"><text:s text:c="4"/>"nome":"Andre Saude",</text:p>
      <text:p text:style-name="Standard"><text:s text:c="4"/>"email":"andresaude@gmail.com",</text:p>
      <text:p text:style-name="Standard"><text:s text:c="4"/>"login":"andresaude@gmail.com",</text:p>
      <text:p text:style-name="Standard"><text:s text:c="4"/>"hashSenha":"123456",</text:p>
      <text:p text:style-name="Standard"><text:s text:c="4"/>"cliente":{</text:p>
      <text:p text:style-name="Standard"><text:s text:c="8"/>"id":"1"</text:p>
      <text:soft-page-break/>
      <text:p text:style-name="Standard"><text:s text:c="4"/>},</text:p>
      <text:p text:style-name="Standard"><text:s text:c="4"/>"grupos":[</text:p>
      <text:p text:style-name="Standard"><text:s text:c="8"/>{</text:p>
      <text:p text:style-name="Standard"><text:s text:c="12"/>"id":"2"</text:p>
      <text:p text:style-name="Standard"><text:s text:c="8"/>}</text:p>
      <text:p text:style-name="Standard"><text:s text:c="4"/>]</text:p>
      <text:p text:style-name="Standard">}</text:p>
      <text:p text:style-name="Standard"/>
      <text:p text:style-name="Standard">POST<text:s/><text:a xlink:href="http://localhost:8080/fixwo/usuarios" office:target-frame-name="_top" xlink:show="replace">http://localhost:8080/fixwo/usuario</text:a></text:p>
      <text:p text:style-name="Standard">{</text:p>
      <text:p text:style-name="Standard"><text:s text:c="4"/>"nome":"Mariana Bernardes",</text:p>
      <text:p text:style-name="Standard"><text:s text:c="4"/>"email":"mariana@gmail.com",</text:p>
      <text:p text:style-name="Standard"><text:s text:c="4"/>"login":"mariana@gmail.com",</text:p>
      <text:p text:style-name="Standard"><text:s text:c="4"/>"hashSenha":"123456",</text:p>
      <text:p text:style-name="Standard"><text:s text:c="4"/>"cliente":{</text:p>
      <text:p text:style-name="Standard"><text:s text:c="8"/>"id":"1"</text:p>
      <text:p text:style-name="Standard"><text:s text:c="4"/>},</text:p>
      <text:p text:style-name="Standard"><text:s text:c="4"/>"grupos":[</text:p>
      <text:p text:style-name="Standard"><text:s text:c="8"/>{</text:p>
      <text:p text:style-name="Standard"><text:s text:c="12"/>"id":"3"</text:p>
      <text:p text:style-name="Standard"><text:s text:c="8"/>}</text:p>
      <text:p text:style-name="Standard"><text:s text:c="4"/>]</text:p>
      <text:p text:style-name="Standard">}</text:p>
      <text:p text:style-name="Standard"/>
      <text:p text:style-name="Standard">POST<text:s/><text:a xlink:href="http://localhost:8080/fixwo/usuarios" office:target-frame-name="_top" xlink:show="replace">http://localhost:8080/fixwo/usuario</text:a></text:p>
      <text:p text:style-name="Standard">{</text:p>
      <text:p text:style-name="Standard"><text:s text:c="4"/>"nome":"Sheila Victorio",</text:p>
      <text:p text:style-name="Standard"><text:s text:c="4"/>"email":"sheila@gmail.com",</text:p>
      <text:p text:style-name="Standard"><text:s text:c="4"/>"login":"sheila@gmail.com",</text:p>
      <text:p text:style-name="Standard"><text:s text:c="4"/>"hashSenha":"123456",</text:p>
      <text:p text:style-name="Standard"><text:s text:c="4"/>"cliente":{</text:p>
      <text:p text:style-name="Standard"><text:s text:c="8"/>"id":"1"</text:p>
      <text:p text:style-name="Standard"><text:s text:c="4"/>},</text:p>
      <text:p text:style-name="Standard"><text:s text:c="4"/>"grupos":[</text:p>
      <text:p text:style-name="Standard"><text:s text:c="8"/>{</text:p>
      <text:p text:style-name="Standard"><text:s text:c="12"/>"id":"4"</text:p>
      <text:p text:style-name="Standard"><text:s text:c="8"/>}</text:p>
      <text:p text:style-name="Standard"><text:s text:c="4"/>]</text:p>
      <text:p text:style-name="Standard">}</text:p>
      <text:p text:style-name="Standard"/>
      <text:p text:style-name="Standard">POST<text:s/><text:a xlink:href="http://localhost:8080/fixwo/ocorrencia" office:target-frame-name="_top" xlink:show="replace">http://localhost:8080/fixwo/ocorrencia</text:a></text:p>
      <text:p text:style-name="Standard">{</text:p>
      <text:p text:style-name="Standard"><text:s text:c="4"/>"titulo":"Buraco na rua",</text:p>
      <text:p text:style-name="Standard"><text:s text:c="4"/>"descricao":"Mega buraco",</text:p>
      <text:p text:style-name="Standard"><text:s text:c="4"/>"solicitante":{</text:p>
      <text:p text:style-name="Standard"><text:s text:c="8"/>"id":"7"</text:p>
      <text:p text:style-name="Standard"><text:s text:c="4"/>},</text:p>
      <text:p text:style-name="Standard"><text:s text:c="4"/>"lon":1.1,</text:p>
      <text:p text:style-name="Standard"><text:s text:c="5"/>"lat":1.12,</text:p>
      <text:p text:style-name="Standard"><text:s text:c="4"/>"fotos":1,</text:p>
      <text:p text:style-name="Standard"><text:s text:c="4"/><text:span text:style-name="T33">"</text:span><text:span text:style-name="T34">feedback":"feedback",</text:span></text:p>
      <text:p text:style-name="P35"><text:s text:c="4"/>"avaliacao":"avaliacao",</text:p>
      <text:soft-page-break/>
      <text:p text:style-name="P36"><text:s text:c="4"/>"tenancy":"1",</text:p>
      <text:p text:style-name="P37"><text:s text:c="4"/>"replica":"replica"</text:p>
      <text:p text:style-name="P38">}</text:p>
      <text:p text:style-name="P39"/>
      <text:p text:style-name="P40"/>
      <text:p text:style-name="Standard"><text:span text:style-name="T41">PUT<text:s/></text:span><text:a xlink:href="http://localhost:8080/fixwo/ocorrencia/9" office:target-frame-name="_top" xlink:show="replace"><text:span text:style-name="T42">http://localhost:8080/fixwo/ocorrencia/9</text:span></text:a></text:p>
      <text:p text:style-name="Standard">{</text:p>
      <text:p text:style-name="Standard"><text:s text:c="2"/>"id": 9,</text:p>
      <text:p text:style-name="Standard"><text:s text:c="2"/>"areas": null,</text:p>
      <text:p text:style-name="Standard"><text:s text:c="2"/>"avaliacao": "nova avaliacao",</text:p>
      <text:p text:style-name="Standard"><text:s text:c="2"/>"categoria": 0,</text:p>
      <text:p text:style-name="Standard"><text:s text:c="2"/>"descricao": "Mega buraco",</text:p>
      <text:p text:style-name="Standard"><text:s text:c="2"/>"feedback": "feedback",</text:p>
      <text:p text:style-name="Standard"><text:s text:c="2"/>"fotos": 1,</text:p>
      <text:p text:style-name="Standard"><text:s text:c="2"/>"local": null,</text:p>
      <text:p text:style-name="Standard"><text:s text:c="2"/>"lon":1.1,</text:p>
      <text:p text:style-name="Standard"><text:s text:c="3"/>"lat":1.12,</text:p>
      <text:p text:style-name="Standard"><text:s text:c="2"/>"replica": "replica",</text:p>
      <text:p text:style-name="Standard"><text:s text:c="2"/>"setor": null,</text:p>
      <text:p text:style-name="Standard"><text:s text:c="2"/>"solicitante": {</text:p>
      <text:p text:style-name="Standard"><text:s text:c="4"/>"id": 3</text:p>
      <text:p text:style-name="Standard"><text:s text:c="2"/>},</text:p>
      <text:p text:style-name="Standard"><text:s text:c="2"/>"status": 0,</text:p>
      <text:p text:style-name="Standard"><text:s text:c="2"/>"tenancy": "1",</text:p>
      <text:p text:style-name="Standard"><text:s text:c="2"/>"titulo": "Buraco na rua"</text:p>
      <text:p text:style-name="Standard">}</text:p>
      <text:p text:style-name="Standard">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WenQuanYi Micro Hei" svg:font-family="WenQuanYi Micro Hei" style:font-family-generic="system" style:font-pitch="variable"/>
    <style:font-face style:name="Lohit Hindi" svg:font-family="Lohit Hindi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Título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dre Saude</meta:initial-creator>
    <dc:creator>Tiago</dc:creator>
    <meta:creation-date>2016-08-12T02:50:00Z</meta:creation-date>
    <dc:date>2016-08-18T21:34:00Z</dc:date>
    <meta:template xlink:href="Normal.dotm" xlink:type="simple"/>
    <meta:editing-cycles>4</meta:editing-cycles>
    <meta:editing-duration>PT3240S</meta:editing-duration>
    <meta:document-statistic meta:page-count="3" meta:paragraph-count="5" meta:word-count="467" meta:character-count="2984" meta:row-count="21" meta:non-whitespace-character-count="2522"/>
  </office:meta>
</office:document-meta>
</file>